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55b2" officeooo:paragraph-rsid="000655b2"/>
    </style:style>
    <style:style style:name="T1" style:family="text">
      <style:text-properties officeooo:rsid="0007da45"/>
    </style:style>
    <style:style style:name="T2" style:family="text">
      <style:text-properties officeooo:rsid="000939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Redéfinir la taille du logo, et bien le centrer</text:p>
      <text:p text:style-name="P1"/>
      <text:p text:style-name="P1">- Centrer l’intérieur de ma barre de nav</text:p>
      <text:p text:style-name="P1"/>
      <text:p text:style-name="P1">- Ma nav, en hover, ouvre une box avec toutes les options possibles de recherche, et chaque option mène à une page de résultats</text:p>
      <text:p text:style-name="P1"/>
      <text:p text:style-name="P1">- <text:span text:style-name="T1">Barre de nouveauté, diaporama (cf dans dossier Mon site)</text:span></text:p>
      <text:p text:style-name="P1"/>
      <text:p text:style-name="P1">-<text:span text:style-name="T2">Dans la barre de nav, chaque série renvoie à la recherche par série (ex : si je clique sur bleach, ça envoie sur la page de recherche de bleach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5T15:05:56.865000000</dc:date>
    <meta:editing-duration>PT1H22M11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5" meta:word-count="81" meta:character-count="419" meta:non-whitespace-character-count="343"/>
  </office:meta>
</office:document-meta>
</file>